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88cm"/>
    </style:style>
    <style:style style:name="co3" style:family="table-column">
      <style:table-column-properties fo:break-before="auto" style:column-width="7.158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6.299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4.4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8ff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b8ff" fo:border="0.01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18cm solid #000000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>
      <style:table-cell-properties fo:background-color="#ffffff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ull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>
            <text:p>Exercicis per entregar Bloc 1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>
            <text:p>Dade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>
            <text:p>Municipis</text:p>
          </table:table-cell>
          <table:table-cell table:style-name="ce3" office:value-type="string">
            <text:p>Nombre de Empreses en Règim General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iutadella de Mallorca</text:p>
          </table:table-cell>
          <table:table-cell office:value-type="float" office:value="1065">
            <text:p>106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table:style-name="ce5" office:value-type="string">
            <text:p>Total empreses</text:p>
          </table:table-cell>
          <table:table-cell table:style-name="ce6" table:formula="of:=SUM([.C6:.C72])" office:value-type="float" office:value="37931">
            <text:p>3793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style-name="ce5" office:value-type="string">
            <text:p>Moda</text:p>
          </table:table-cell>
          <table:table-cell table:style-name="ce6" table:formula="of:=MODE([.C6:.C72])" office:value-type="float" office:value="116">
            <text:p>11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style-name="ce5" office:value-type="string">
            <text:p>Mitjana</text:p>
          </table:table-cell>
          <table:table-cell table:style-name="ce6" table:formula="of:=AVERAGE([.C6:.C72])" office:value-type="float" office:value="566.134328358209">
            <text:p>566,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style-name="ce5" office:value-type="string">
            <text:p>Mediana</text:p>
          </table:table-cell>
          <table:table-cell table:style-name="ce6" table:formula="of:=MEDIAN([.C6:.C72])" office:value-type="float" office:value="164">
            <text:p>1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style-name="ce5" office:value-type="string">
            <text:p>Primer quartil</text:p>
          </table:table-cell>
          <table:table-cell table:style-name="ce6" table:formula="of:=QUARTILE([.C6:.C72];1)" office:value-type="float" office:value="58.5">
            <text:p>58,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style-name="ce5" office:value-type="string">
            <text:p>Tercer quartil</text:p>
          </table:table-cell>
          <table:table-cell table:style-name="ce6" table:formula="of:=QUARTILE([.C6:.C72];3)" office:value-type="float" office:value="450">
            <text:p>450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>
            <text:p>Taula de Freqüències</text:p>
          </table:table-cell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5" office:value-type="string">
            <text:p>Nombre de municipis</text:p>
          </table:table-cell>
          <table:table-cell table:style-name="ce5" office:value-type="string">
            <text:p>Freqüències absolutes</text:p>
          </table:table-cell>
          <table:table-cell table:style-name="ce5" office:value-type="string">
            <text:p>Freqüències absolutes acumulades</text:p>
          </table:table-cell>
          <table:table-cell table:style-name="ce5" office:value-type="string">
            <text:p>Freqüències relatives</text:p>
          </table:table-cell>
          <table:table-cell table:style-name="ce5" office:value-type="string">
            <text:p>Freqüències relatives acumulades</text:p>
          </table:table-cell>
          <table:table-cell table:style-name="ce5" office:value-type="string">
            <text:p>Percentatges</text:p>
          </table:table-cell>
          <table:table-cell table:style-name="ce5" office:value-type="string">
            <text:p>Percentatges acumulats</text:p>
          </table:table-cell>
          <table:table-cell table:style-name="ce8" table:number-columns-repeated="8"/>
        </table:table-row>
        <table:table-row table:style-name="ro1">
          <table:table-cell/>
          <table:table-cell table:style-name="ce6" office:value-type="string">
            <text:p>&lt;5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table:formula="of:=[.C78]/[.D83]" office:value-type="float" office:value="0.238805970149254">
            <text:p>0,24</text:p>
          </table:table-cell>
          <table:table-cell table:style-name="ce6" table:formula="of:=[.D78]/[.D83]" office:value-type="float" office:value="0.238805970149254">
            <text:p>0,24</text:p>
          </table:table-cell>
          <table:table-cell table:style-name="ce6" table:formula="of:=[.E78]*100" office:value-type="float" office:value="23.8805970149254">
            <text:p>23,88</text:p>
          </table:table-cell>
          <table:table-cell table:style-name="ce6" table:formula="of:=[.F78]*100" office:value-type="float" office:value="23.8805970149254">
            <text:p>23,88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[50-250)</text:p>
          </table:table-cell>
          <table:table-cell table:style-name="ce6" office:value-type="float" office:value="25">
            <text:p>25</text:p>
          </table:table-cell>
          <table:table-cell table:style-name="ce6" table:formula="of:=[.D78]+[.C79]" office:value-type="float" office:value="41">
            <text:p>41</text:p>
          </table:table-cell>
          <table:table-cell table:style-name="ce6" table:formula="of:=[.C79]/[.D83]" office:value-type="float" office:value="0.373134328358209">
            <text:p>0,37</text:p>
          </table:table-cell>
          <table:table-cell table:style-name="ce6" table:formula="of:=[.D79]/[.D83]" office:value-type="float" office:value="0.611940298507463">
            <text:p>0,61</text:p>
          </table:table-cell>
          <table:table-cell table:style-name="ce6" table:formula="of:=[.E79]*100" office:value-type="float" office:value="37.3134328358209">
            <text:p>37,31</text:p>
          </table:table-cell>
          <table:table-cell table:style-name="ce6" table:formula="of:=[.F79]*100" office:value-type="float" office:value="61.1940298507463">
            <text:p>61,19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[250-500)</text:p>
          </table:table-cell>
          <table:table-cell table:style-name="ce6" office:value-type="float" office:value="10">
            <text:p>10</text:p>
          </table:table-cell>
          <table:table-cell table:style-name="ce6" table:formula="of:=[.D79]+[.C80]" office:value-type="float" office:value="51">
            <text:p>51</text:p>
          </table:table-cell>
          <table:table-cell table:style-name="ce6" table:formula="of:=[.C80]/[.D83]" office:value-type="float" office:value="0.149253731343284">
            <text:p>0,15</text:p>
          </table:table-cell>
          <table:table-cell table:style-name="ce6" table:formula="of:=[.D80]/[.D83]" office:value-type="float" office:value="0.761194029850746">
            <text:p>0,76</text:p>
          </table:table-cell>
          <table:table-cell table:style-name="ce6" table:formula="of:=[.E80]*100" office:value-type="float" office:value="14.9253731343284">
            <text:p>14,93</text:p>
          </table:table-cell>
          <table:table-cell table:style-name="ce6" table:formula="of:=[.F80]*100" office:value-type="float" office:value="76.1194029850746">
            <text:p>76,1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[500-750)</text:p>
          </table:table-cell>
          <table:table-cell table:style-name="ce6" office:value-type="float" office:value="6">
            <text:p>6</text:p>
          </table:table-cell>
          <table:table-cell table:style-name="ce6" table:formula="of:=[.D80]+[.C81]" office:value-type="float" office:value="57">
            <text:p>57</text:p>
          </table:table-cell>
          <table:table-cell table:style-name="ce6" table:formula="of:=[.C81]/[.D83]" office:value-type="float" office:value="0.0895522388059701">
            <text:p>0,09</text:p>
          </table:table-cell>
          <table:table-cell table:style-name="ce6" table:formula="of:=[.D81]/[.D83]" office:value-type="float" office:value="0.850746268656716">
            <text:p>0,85</text:p>
          </table:table-cell>
          <table:table-cell table:style-name="ce6" table:formula="of:=[.E81]*100" office:value-type="float" office:value="8.95522388059701">
            <text:p>8,96</text:p>
          </table:table-cell>
          <table:table-cell table:style-name="ce6" table:formula="of:=[.F81]*100" office:value-type="float" office:value="85.0746268656716">
            <text:p>85,07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[750-1000)</text:p>
          </table:table-cell>
          <table:table-cell table:style-name="ce6" office:value-type="float" office:value="3">
            <text:p>3</text:p>
          </table:table-cell>
          <table:table-cell table:style-name="ce6" table:formula="of:=[.D81]+[.C82]" office:value-type="float" office:value="60">
            <text:p>60</text:p>
          </table:table-cell>
          <table:table-cell table:style-name="ce6" table:formula="of:=[.C82]/[.D83]" office:value-type="float" office:value="0.0447761194029851">
            <text:p>0,04</text:p>
          </table:table-cell>
          <table:table-cell table:style-name="ce6" table:formula="of:=[.D82]/[.D83]" office:value-type="float" office:value="0.895522388059701">
            <text:p>0,9</text:p>
          </table:table-cell>
          <table:table-cell table:style-name="ce6" table:formula="of:=[.E82]*100" office:value-type="float" office:value="4.47761194029851">
            <text:p>4,48</text:p>
          </table:table-cell>
          <table:table-cell table:style-name="ce6" table:formula="of:=[.F82]*100" office:value-type="float" office:value="89.5522388059701">
            <text:p>89,5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&gt;1000</text:p>
          </table:table-cell>
          <table:table-cell table:style-name="ce6" office:value-type="float" office:value="7">
            <text:p>7</text:p>
          </table:table-cell>
          <table:table-cell table:style-name="ce6" table:formula="of:=[.D82]+[.C83]" office:value-type="float" office:value="67">
            <text:p>67</text:p>
          </table:table-cell>
          <table:table-cell table:style-name="ce6" table:formula="of:=[.C83]/[.D83]" office:value-type="float" office:value="0.104477611940299">
            <text:p>0,1</text:p>
          </table:table-cell>
          <table:table-cell table:style-name="ce6" table:formula="of:=[.D83]/[.D83]" office:value-type="float" office:value="1">
            <text:p>1</text:p>
          </table:table-cell>
          <table:table-cell table:style-name="ce6" table:formula="of:=[.E83]*100" office:value-type="float" office:value="10.4477611940299">
            <text:p>10,45</text:p>
          </table:table-cell>
          <table:table-cell table:style-name="ce6" table:formula="of:=[.F83]*100" office:value-type="float" office:value="100">
            <text:p>100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>
            <draw:frame table:end-cell-address="Full1.D104" table:end-x="4.674cm" table:end-y="0.208cm" draw:z-index="0" draw:style-name="gr1" svg:width="17.082cm" svg:height="7.766cm" svg:x="2.149cm" svg:y="0.12cm">
              <draw:object draw:notify-on-update-of-ranges="Full1.B78:Full1.B83 Full1.C78:Full1.C8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>
            <draw:frame table:end-cell-address="Full1.F103" table:end-x="3.403cm" table:end-y="0.21cm" draw:z-index="1" draw:style-name="gr1" svg:width="7.973cm" svg:height="7.014cm" svg:x="6.128cm" svg:y="0.422cm">
              <draw:object draw:notify-on-update-of-ranges="Full1.B78:Full1.B83 Full1.G77:Full1.G77 Full1.G78:Full1.G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Moda</text:p>
          </table:table-cell>
          <table:table-cell table:style-name="ce7" table:formula="of:=(50+250)/2" office:value-type="float" office:value="150">
            <text:p>15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Mitjana</text:p>
          </table:table-cell>
          <table:table-cell table:style-name="ce7" table:formula="of:=((((50+250)/2)*25)+(((250+500)/2)*10)+(((500+750)/2)*6)+(((750+1000)/2)*3)+(((1000+2000)/2)*7)+(((25+50)/2)*16))/67" office:value-type="float" office:value="372.761194029851">
            <text:p>372,76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Mediana</text:p>
          </table:table-cell>
          <table:table-cell table:style-name="ce7" table:formula="of:=50+((0.5*67-16)/25)*(250-50)" office:value-type="float" office:value="190">
            <text:p>19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Primer quartil</text:p>
          </table:table-cell>
          <table:table-cell table:style-name="ce7" table:formula="of:=50+((0.25*67-16)/25)*(250-50)" office:value-type="float" office:value="56">
            <text:p>56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string">
            <text:p>Tercer quartil</text:p>
          </table:table-cell>
          <table:table-cell table:style-name="ce7" table:formula="of:=250+((0.75*67-41)/10)*(500-250)" office:value-type="float" office:value="481.25">
            <text:p>481,25</text:p>
          </table:table-cell>
          <table:table-cell table:number-columns-repeated="8"/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ull1.B6:Full1.C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/03/2011</text:date>, <text:time>12:49:4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5T09:36:11.11</meta:creation-date>
    <dc:date>2011-03-02T12:27:46.64</dc:date>
    <meta:editing-duration>PT02H33M49S</meta:editing-duration>
    <meta:editing-cycles>10</meta:editing-cycles>
    <meta:generator>OpenOffice.org/3.2$Win32 OpenOffice.org_project/320m18$Build-9502</meta:generator>
    <meta:document-statistic meta:table-count="3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83cm" svg:height="7.767cm" xlink:href=".." chart:class="chart:bar" chart:style-name="ch1">
        <chart:title svg:x="5.816cm" svg:y="0.156cm" chart:style-name="ch2">
          <text:p>Empreses en Règim general</text:p>
        </chart:title>
        <chart:subtitle svg:x="7.363cm" svg:y="0.814cm" chart:style-name="ch3">
          <text:p>(Illes Balears)</text:p>
        </chart:subtitle>
        <chart:plot-area chart:style-name="ch4" table:cell-range-address="Full1.B78:Full1.C83" chart:data-source-has-labels="column" svg:x="0.481cm" svg:y="1.42cm" svg:width="16.261cm" svg:height="6.238cm">
          <chart:axis chart:dimension="x" chart:name="primary-x" chart:style-name="ch5">
            <chart:title svg:x="6.04cm" svg:y="7.215cm" chart:style-name="ch6">
              <text:p>Nombre d'Empreses en Règim general</text:p>
            </chart:title>
            <chart:categories table:cell-range-address="Full1.B78:Full1.B83"/>
          </chart:axis>
          <chart:axis chart:dimension="y" chart:name="primary-y" chart:style-name="ch7">
            <chart:title svg:x="0.342cm" svg:y="5.827cm" chart:style-name="ch8">
              <text:p>Nombre de  Municipis</text:p>
            </chart:title>
            <chart:grid chart:style-name="ch9" chart:class="major"/>
          </chart:axis>
          <chart:series chart:style-name="ch10" chart:values-cell-range-address="Full1.C78:Full1.C8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Full1.B78:Full1.B83">&lt;50</text:p>
              </table:table-cell>
              <table:table-cell office:value-type="float" office:value="16">
                <text:p text:id="Full1.C78:Full1.C83">16</text:p>
              </table:table-cell>
            </table:table-row>
            <table:table-row>
              <table:table-cell office:value-type="string">
                <text:p>[50-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-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-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-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&gt;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svg:stroke-opacity="90%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974cm" svg:height="7.015cm" xlink:href=".." chart:class="chart:circle" chart:style-name="ch1">
        <chart:title svg:x="2.55cm" svg:y="0.278cm" chart:style-name="ch2">
          <text:p>Percentatges </text:p>
        </chart:title>
        <chart:legend chart:legend-position="end" svg:x="5.763cm" svg:y="2.132cm" chart:style-name="ch3"/>
        <chart:plot-area chart:style-name="ch4" table:cell-range-address="Full1.B78:Full1.B83 Full1.G77:Full1.G83" chart:data-source-has-labels="both" svg:x="0.159cm" svg:y="0.784cm" svg:width="5.446cm" svg:height="5.951cm">
          <chart:axis chart:dimension="x" chart:name="primary-x" chart:style-name="ch5">
            <chart:categories table:cell-range-address="Full1.B78:Full1.B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1.G78:Full1.G83" chart:label-cell-address="Full1.G77:Full1.G7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ull1.G77:Full1.G77">Percentatges</text:p>
              </table:table-cell>
            </table:table-row>
          </table:table-header-rows>
          <table:table-rows>
            <table:table-row>
              <table:table-cell office:value-type="string">
                <text:p text:id="Full1.B78:Full1.B83">&lt;50</text:p>
              </table:table-cell>
              <table:table-cell office:value-type="float" office:value="23.8805970149254">
                <text:p text:id="Full1.G78:Full1.G83">23.8805970149254</text:p>
              </table:table-cell>
            </table:table-row>
            <table:table-row>
              <table:table-cell office:value-type="string">
                <text:p>[50-250)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[250-500)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[500-750)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[750-1000)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&gt;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